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family-generic="roman" style:font-pitch="variable" style:font-charset="x-symbol"/>
    <style:font-face style:name="0" svg:font-family="0"/>
    <style:font-face style:name="Arial1" svg:font-family="Arial, sans-serif"/>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vertical-align="auto"/>
    </style:style>
    <style:style style:name="P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vertical-align="auto"/>
      <style:text-properties officeooo:rsid="001ae234" officeooo:paragraph-rsid="001ae234"/>
    </style:style>
    <style:style style:name="P3"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style>
    <style:style style:name="P4"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officeooo:paragraph-rsid="001ae234"/>
    </style:style>
    <style:style style:name="P5"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fo:color="#00000a" style:font-name="Arial" fo:font-size="11pt" fo:language="en" fo:country="US" style:letter-kerning="true" style:font-name-asian="Times New Roman" style:font-size-asian="11pt" style:language-asian="ar" style:country-asian="SA"/>
    </style:style>
    <style:style style:name="P6"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fo:color="#00000a" style:font-name="Arial" fo:font-size="11pt" fo:language="en" fo:country="US" officeooo:paragraph-rsid="001ae234" style:letter-kerning="true" style:font-name-asian="Liberation Serif1" style:font-size-asian="11pt" style:language-asian="ar" style:country-asian="SA"/>
    </style:style>
    <style:style style:name="P7" style:family="paragraph" style:parent-style-name="Standard">
      <style:paragraph-properties fo:margin-left="0in" fo:margin-right="0in" fo:margin-top="0in" fo:margin-bottom="0in" loext:contextual-spacing="true" fo:text-align="center" style:justify-single-word="false" fo:orphans="2" fo:widows="2" fo:text-indent="0in" style:auto-text-indent="false" style:vertical-align="auto"/>
    </style:style>
    <style:style style:name="P8"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officeooo:rsid="001ae234" officeooo:paragraph-rsid="001ae234"/>
    </style:style>
    <style:style style:name="P9" style:family="paragraph" style:parent-style-name="Standard">
      <style:paragraph-properties fo:margin-left="0in" fo:margin-right="0in" fo:margin-top="0in" fo:margin-bottom="0in" loext:contextual-spacing="true" fo:text-align="start" style:justify-single-word="false" fo:orphans="2" fo:widows="2" fo:text-indent="0in" style:auto-text-indent="false" fo:padding-left="0in" fo:padding-right="0in" fo:padding-top="0in" fo:padding-bottom="0.0138in" fo:border-left="none" fo:border-right="none" fo:border-top="none" fo:border-bottom="1.5pt solid #000001" style:vertical-align="auto"/>
      <style:text-properties fo:color="#00000a" style:font-name="Arial" fo:font-size="11pt" fo:language="en" fo:country="US" style:letter-kerning="true" style:font-name-asian="Times New Roman" style:font-size-asian="11pt" style:language-asian="ar" style:country-asian="SA"/>
    </style:style>
    <style:style style:name="P10" style:family="paragraph" style:parent-style-name="Standard" style:master-page-name="Standard">
      <style:paragraph-properties fo:margin-left="0in" fo:margin-right="0in" fo:margin-top="0in" fo:margin-bottom="0in" loext:contextual-spacing="true" fo:text-align="start" style:justify-single-word="false" fo:orphans="2" fo:widows="2" fo:text-indent="0in" style:auto-text-indent="false" style:page-number="auto" style:vertical-align="auto"/>
    </style:style>
    <style:style style:name="P11" style:family="paragraph" style:parent-style-name="Text_20_body">
      <style:paragraph-properties fo:margin-left="0in" fo:margin-right="0in" fo:margin-top="0in" fo:margin-bottom="0in" loext:contextual-spacing="true" fo:line-height="120%" fo:text-align="start" style:justify-single-word="false" fo:orphans="2" fo:widows="2" fo:text-indent="0in" style:auto-text-indent="false" style:vertical-align="auto"/>
    </style:style>
    <style:style style:name="P12" style:family="paragraph" style:parent-style-name="Text_20_body">
      <style:paragraph-properties fo:margin-left="0in" fo:margin-right="0in" fo:margin-top="0in" fo:margin-bottom="0in" loext:contextual-spacing="true" fo:line-height="120%" fo:text-align="start" style:justify-single-word="false" fo:orphans="2" fo:widows="2" fo:text-indent="0in" style:auto-text-indent="false" style:vertical-align="auto"/>
      <style:text-properties officeooo:paragraph-rsid="001ae234"/>
    </style:style>
    <style:style style:name="P13" style:family="paragraph" style:parent-style-name="Text_20_body">
      <style:paragraph-properties fo:margin-left="0in" fo:margin-right="0in" fo:margin-top="0in" fo:margin-bottom="0in" loext:contextual-spacing="true" fo:line-height="120%" fo:text-align="start" style:justify-single-word="false" fo:orphans="2" fo:widows="2" fo:text-indent="0in" style:auto-text-indent="false" style:vertical-align="auto"/>
      <style:text-properties fo:color="#00000a" style:font-name="Arial" fo:font-size="11pt" fo:language="en" fo:country="US" style:font-name-asian="Liberation Serif1" style:font-size-asian="11pt" style:language-asian="ar" style:country-asian="SA"/>
    </style:style>
    <style:style style:name="P14" style:family="paragraph" style:parent-style-name="Text_20_body">
      <style:paragraph-properties fo:margin-left="0in" fo:margin-right="0in" fo:margin-top="0in" fo:margin-bottom="0in" loext:contextual-spacing="true" fo:line-height="120%" fo:text-align="start" style:justify-single-word="false" fo:orphans="2" fo:widows="2" fo:text-indent="0in" style:auto-text-indent="false" style:vertical-align="auto"/>
      <style:text-properties officeooo:rsid="001ae234" officeooo:paragraph-rsid="001ae234"/>
    </style:style>
    <style:style style:name="P15" style:family="paragraph" style:parent-style-name="List_20_Paragraph" style:list-style-name="WWNum1">
      <style:paragraph-properties fo:margin-left="0.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16" style:family="paragraph" style:parent-style-name="List_20_Paragraph" style:list-style-name="WWNum8">
      <style:paragraph-properties fo:margin-left="0.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17" style:family="paragraph" style:parent-style-name="List_20_Paragraph" style:list-style-name="WWNum7">
      <style:paragraph-properties fo:margin-left="0.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18" style:family="paragraph" style:parent-style-name="List_20_Paragraph" style:list-style-name="WWNum6">
      <style:paragraph-properties fo:margin-left="0.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19" style:family="paragraph" style:parent-style-name="List_20_Paragraph" style:list-style-name="WWNum5">
      <style:paragraph-properties fo:margin-left="0.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20" style:family="paragraph" style:parent-style-name="List_20_Paragraph" style:list-style-name="WWNum4">
      <style:paragraph-properties fo:margin-left="0.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21" style:family="paragraph" style:parent-style-name="List_20_Paragraph" style:list-style-name="WWNum3">
      <style:paragraph-properties fo:margin-left="0.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22" style:family="paragraph" style:parent-style-name="List_20_Paragraph" style:list-style-name="WWNum2">
      <style:paragraph-properties fo:margin-left="0.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23" style:family="paragraph" style:parent-style-name="List_20_Paragraph" style:list-style-name="WWNum1">
      <style:paragraph-properties fo:margin-left="0.5in" fo:margin-right="0in" fo:margin-top="0in" fo:margin-bottom="0in" loext:contextual-spacing="true" fo:text-align="start" style:justify-single-word="false" fo:orphans="2" fo:widows="2" fo:text-indent="-0.25in" style:auto-text-indent="false" style:vertical-align="auto">
        <style:tab-stops/>
      </style:paragraph-properties>
      <style:text-properties officeooo:rsid="001ae234" officeooo:paragraph-rsid="001ae234"/>
    </style:style>
    <style:style style:name="P24" style:family="paragraph" style:parent-style-name="List_20_Paragraph" style:list-style-name="WWNum8">
      <style:paragraph-properties fo:margin-left="0.5in" fo:margin-right="0in" fo:margin-top="0in" fo:margin-bottom="0in" loext:contextual-spacing="true" fo:text-align="start" style:justify-single-word="false" fo:orphans="2" fo:widows="2" fo:text-indent="-0.25in" style:auto-text-indent="false" style:vertical-align="auto">
        <style:tab-stops/>
      </style:paragraph-properties>
      <style:text-properties officeooo:rsid="001ae234" officeooo:paragraph-rsid="001ae234"/>
    </style:style>
    <style:style style:name="T1" style:family="text">
      <style:text-properties fo:color="#00000a" style:font-name="Arial" fo:font-size="14pt" fo:language="en" fo:country="US" fo:font-weight="bold" style:letter-kerning="true" style:font-name-asian="Liberation Serif1" style:font-size-asian="14pt" style:language-asian="ar" style:country-asian="SA" style:font-weight-asian="bold"/>
    </style:style>
    <style:style style:name="T2" style:family="text">
      <style:text-properties fo:color="#00000a" style:font-name="Arial" fo:font-size="11pt" fo:language="en" fo:country="US" style:letter-kerning="true" style:font-name-asian="Liberation Serif1" style:font-size-asian="11pt" style:language-asian="ar" style:country-asian="SA"/>
    </style:style>
    <style:style style:name="T3" style:family="text">
      <style:text-properties fo:color="#00000a" style:font-name="Arial" fo:font-size="11pt" fo:language="en" fo:country="US" style:letter-kerning="true" style:font-name-asian="Liberation Serif1" style:font-size-asian="11pt" style:language-asian="en" style:country-asian="US"/>
    </style:style>
    <style:style style:name="T4" style:family="text">
      <style:text-properties fo:color="#00000a" style:font-name="Arial" fo:font-size="11pt" fo:language="en" fo:country="US" fo:font-weight="bold" style:letter-kerning="true" style:font-name-asian="Liberation Serif1" style:font-size-asian="11pt" style:language-asian="ar" style:country-asian="SA" style:font-weight-asian="bold"/>
    </style:style>
    <style:style style:name="T5" style:family="text">
      <style:text-properties fo:color="#00000a" style:font-name="Arial" fo:font-size="11pt" fo:language="en" fo:country="US" style:font-name-asian="Liberation Serif1" style:font-size-asian="11pt" style:language-asian="ar" style:country-asian="SA"/>
    </style:style>
    <style:style style:name="T6" style:family="text">
      <style:text-properties fo:color="#00000a" style:font-name="Arial" fo:font-size="11pt" fo:language="en" fo:country="US" officeooo:rsid="001ae234" style:font-name-asian="Liberation Serif1" style:font-size-asian="11pt" style:language-asian="ar" style:country-asian="SA"/>
    </style:style>
    <style:style style:name="T7" style:family="text">
      <style:text-properties fo:language="en" fo:country="US"/>
    </style:style>
    <style:style style:name="T8" style:family="text">
      <style:text-properties fo:language="en" fo:country="US" style:language-asian="en" style:country-asian="US"/>
    </style:style>
    <style:style style:name="T9" style:family="text">
      <style:text-properties style:font-name="Arial" fo:font-size="11pt" fo:language="en" fo:country="US" style:letter-kerning="true" style:font-name-asian="Liberation Serif1" style:font-size-asian="11pt" style:language-asian="ar" style:country-asian="SA"/>
    </style:style>
    <style:style style:name="T10" style:family="text">
      <style:text-properties style:font-name="Arial" fo:font-size="11pt" fo:language="en" fo:country="US" fo:font-weight="bold" style:letter-kerning="true" style:font-name-asian="Liberation Serif1" style:font-size-asian="11pt" style:language-asian="ar" style:country-asian="SA" style:font-weight-asian="bold"/>
    </style:style>
    <style:style style:name="T11" style:family="text">
      <style:text-properties fo:font-variant="normal" fo:text-transform="none" fo:color="#000000" style:font-name="Arial" fo:font-size="11pt" fo:letter-spacing="normal" fo:language="en" fo:country="US" fo:font-style="normal" fo:font-weight="normal" style:font-name-asian="Liberation Serif1" style:font-size-asian="11pt" style:language-asian="ar" style:country-asian="SA" style:font-style-asian="normal" style:font-weight-asian="normal"/>
    </style:style>
    <style:style style:name="T12" style:family="text">
      <style:text-properties fo:font-variant="normal" fo:text-transform="none" fo:color="#000000" style:font-name="Arial" fo:font-size="10.5pt" fo:letter-spacing="normal" fo:language="en" fo:country="US" fo:font-style="normal" fo:font-weight="normal" style:font-name-asian="Liberation Serif1" style:font-size-asian="10.5pt" style:language-asian="ar" style:country-asian="SA" style:font-style-asian="normal" style:font-weight-asian="normal"/>
    </style:style>
    <style:style style:name="T13" style:family="text">
      <style:text-properties fo:font-variant="normal" fo:text-transform="none" fo:color="#000000" style:font-name="Arial" fo:font-size="10.5pt" fo:letter-spacing="normal" fo:language="en" fo:country="US" fo:font-style="normal" fo:font-weight="normal" style:letter-kerning="true" style:font-name-asian="Liberation Serif1" style:font-size-asian="10.5pt" style:language-asian="ar" style:country-asian="SA" style:font-style-asian="normal" style:font-weight-asian="normal"/>
    </style:style>
    <style:style style:name="T14" style:family="text">
      <style:text-properties fo:font-variant="normal" fo:text-transform="none" fo:color="#00000a" style:font-name="Arial" fo:font-size="11pt" fo:letter-spacing="normal" fo:language="en" fo:country="US" fo:font-style="normal" fo:font-weight="normal" style:font-name-asian="Liberation Serif1" style:font-size-asian="11pt" style:language-asian="ar" style:country-asian="SA" style:font-style-asian="normal" style:font-weight-asian="normal"/>
    </style:style>
    <style:style style:name="T15" style:family="text">
      <style:text-properties fo:font-variant="normal" fo:text-transform="none" fo:color="#00000a" style:font-name="Arial" fo:font-size="11pt" fo:letter-spacing="normal" fo:language="en" fo:country="US" fo:font-style="normal" fo:font-weight="normal" style:letter-kerning="true" style:font-name-asian="Liberation Serif1" style:font-size-asian="11pt" style:language-asian="ar" style:country-asian="SA" style:font-style-asian="normal" style:font-weight-asian="normal"/>
    </style:style>
    <style:style style:name="T16" style:family="text">
      <style:text-properties fo:font-variant="normal" fo:text-transform="none" fo:color="#00000a" style:font-name="Arial" fo:font-size="11pt" fo:letter-spacing="normal" fo:language="en" fo:country="US" fo:font-style="normal" fo:font-weight="normal" officeooo:rsid="001ae234" style:letter-kerning="true" style:font-name-asian="Liberation Serif1" style:font-size-asian="11pt" style:language-asian="ar" style:country-asian="SA" style:font-style-asian="normal" style:font-weight-asian="normal"/>
    </style:style>
    <text:list-style style:name="L1">
      <text:list-level-style-bullet text:level="1" text:style-name="Bullet_20_Symbols" style:num-suffix="." text:bullet-char="•">
        <style:list-level-properties text:space-before="0.145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45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45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Alexey Omelchenko</text:span></text:p>
      <text:p text:style-name="P3"><text:span text:style-name="T2">Phone: 512-900-9513</text:span></text:p>
      <text:p text:style-name="P3"><text:span text:style-name="T2">E-mail: </text:span><text:a xlink:type="simple" xlink:href="mailto:Alexey.S.Omelchenko@gmail.com" text:style-name="Internet_20_link" text:visited-style-name="Visited_20_Internet_20_Link"><text:span text:style-name="Internet_20_link"><text:span text:style-name="T9">Alexey.S.Omelchenko@gmail.com</text:span></text:span></text:a></text:p>
      <text:p text:style-name="P9"/>
      <text:p text:style-name="P5"/>
      <text:p text:style-name="P7"><text:span text:style-name="T4">SOFTWARE DEVELOPMENT MANAGER</text:span></text:p>
      <text:p text:style-name="P5"/>
      <text:p text:style-name="P3"><text:span text:style-name="T4">OBJECTIVE</text:span></text:p>
      <text:p text:style-name="P3"><text:span text:style-name="T2">To get a challenging position of software development manager which will utilize my skills and knowledge.</text:span></text:p>
      <text:p text:style-name="P5"/>
      <text:p text:style-name="P3"><text:span text:style-name="T4">SUMMARY</text:span></text:p>
      <text:list xml:id="list8452771955787042957" text:style-name="WWNum1">
        <text:list-item>
          <text:p text:style-name="P23"><text:span text:style-name="T5">A software development manager with total 16 years of experience.</text:span></text:p>
        </text:list-item>
        <text:list-item>
          <text:p text:style-name="P23"><text:span text:style-name="T5">Expertise in Enterprise Software Systems planning, development and support.</text:span></text:p>
        </text:list-item>
        <text:list-item>
          <text:p text:style-name="P15"><text:span text:style-name="T11">Positive close working with the Business in banking, investment and financial services.</text:span></text:p>
        </text:list-item>
        <text:list-item>
          <text:p text:style-name="P15"><text:span text:style-name="T5">Processes management on every stage of software Systems/Product Life Cycle.</text:span></text:p>
        </text:list-item>
        <text:list-item>
          <text:p text:style-name="P15"><text:span text:style-name="T5">Deep understanding and employment of the fundamental principles of Agile development.</text:span></text:p>
        </text:list-item>
        <text:list-item>
          <text:p text:style-name="P15"><text:span text:style-name="T11">Distributed Teams Management.</text:span></text:p>
        </text:list-item>
        <text:list-item>
          <text:p text:style-name="P15"><text:span text:style-name="T12">Budget Planning and Risk Management</text:span><text:span text:style-name="T5">.</text:span></text:p>
        </text:list-item>
        <text:list-item>
          <text:p text:style-name="P15"><text:span text:style-name="T12">Software development and technical leadership on complex projects</text:span><text:span text:style-name="T5">.</text:span></text:p>
        </text:list-item>
        <text:list-item>
          <text:p text:style-name="P15"><text:span text:style-name="T6">8</text:span><text:span text:style-name="T5">+ years of experience in software systems development for major international financial institutions (USA and Europe).</text:span></text:p>
        </text:list-item>
        <text:list-item>
          <text:p text:style-name="P15"><text:span text:style-name="T12">Following modern technologies, platforms and solutions including Open Source projects</text:span><text:span text:style-name="T5">.</text:span></text:p>
        </text:list-item>
        <text:list-item>
          <text:p text:style-name="P15"><text:span text:style-name="T5">Excellent decision making and problem solving skills.</text:span></text:p>
        </text:list-item>
        <text:list-item>
          <text:p text:style-name="P15"><text:span text:style-name="T5">Excellent communication and interpersonal skills, leadership and teamwork.</text:span></text:p>
        </text:list-item>
      </text:list>
      <text:p text:style-name="P5"/>
      <text:p text:style-name="P3"><text:span text:style-name="T4">SKILLS</text:span></text:p>
      <text:p text:style-name="P11"><text:span text:style-name="T5">Process management skills:</text:span></text:p>
      <text:p text:style-name="P11"><text:span text:style-name="T5">Development process: Agile, Iterative methodologies, Scrum, TDD, FDD, PSP, TSP, XP;</text:span></text:p>
      <text:p text:style-name="P14"><text:span text:style-name="T5">Business processes in IT;</text:span></text:p>
      <text:p text:style-name="P11"><text:span text:style-name="T5">Business relationship, Resource management, Issue management;</text:span></text:p>
      <text:p text:style-name="P11"><text:span text:style-name="T14">Technical ownership of complex business-critical systems which involved hundreds processes and services, multiple databases etc.</text:span><text:span text:style-name="T5">;</text:span></text:p>
      <text:p text:style-name="P11"><text:span text:style-name="T5">Responsibility for Investment Banking Systems, Online Banking, CRM, Request Tracking System, etc.;</text:span></text:p>
      <text:p text:style-name="P14"><text:span text:style-name="T5">Quality management through Functional Testing, Load Testing, Monitoring, Maintenance, User Support etc.</text:span></text:p>
      <text:p text:style-name="P13"/>
      <text:p text:style-name="P11"><text:span text:style-name="T5">People management skills:</text:span></text:p>
      <text:p text:style-name="P11"><text:span text:style-name="T5">Leadership, effective communication and interaction, knowledge management;</text:span></text:p>
      <text:p text:style-name="P11"><text:span text:style-name="T5">Conflict management, Motivation;</text:span></text:p>
      <text:p text:style-name="P11"><text:span text:style-name="T5">Annual employees assessment and promotion.</text:span></text:p>
      <text:p text:style-name="P13"/>
      <text:p text:style-name="P11"><text:span text:style-name="T5">Technical skills:</text:span></text:p>
      <text:p text:style-name="P11"><text:span text:style-name="T5">Deep understanding of principles necessary to create robust, secure, scalable software systems;</text:span></text:p>
      <text:p text:style-name="P11"><text:span text:style-name="T5">Programming languages: C++, C#, .Net, Java, Objective-C, SQL, Python, Perl, Assembler;</text:span></text:p>
      <text:p text:style-name="P11"><text:span text:style-name="T5">Architecture &amp; platforms: Linux, Solaris, Windows, UML, Design Patterns;</text:span></text:p>
      <text:p text:style-name="P12"><text:span text:style-name="T5">Web technologies: </text:span><text:span text:style-name="T6">HTML, JSON, REST, XML, XSLT, PHP, LAMP, MQTT;</text:span></text:p>
      <text:p text:style-name="P11"><text:span text:style-name="T5">Source Control: Git, SVN (Subversion), </text:span><text:span text:style-name="T12">TFS,</text:span><text:span text:style-name="T5"> CVS, Clearcase, Source Safe;</text:span></text:p>
      <text:p text:style-name="P11"><text:span text:style-name="T5">Virtualization: VMware, Xen, OpenVZ, VirtualBox.</text:span></text:p>
      <text:p text:style-name="P13"/>
      <text:p text:style-name="P3"><text:soft-page-break/><text:span text:style-name="T4">EXPERIENCE</text:span></text:p>
      <text:p text:style-name="P3"><text:span text:style-name="T4">2016 – Present, Software Development Consultant, Charles Schwab (</text:span><text:a xlink:type="simple" xlink:href="https://schwab.com/" text:style-name="Internet_20_link" text:visited-style-name="Visited_20_Internet_20_Link"><text:span text:style-name="Internet_20_link"><text:span text:style-name="T10">schwab.com</text:span></text:span></text:a><text:span text:style-name="T4">), Austin, TX</text:span></text:p>
      <text:p text:style-name="P3"><text:span text:style-name="T2">Systems: </text:span><text:span text:style-name="T13">Enterprise System Data Bus, Market Data and Quotes Gateway</text:span></text:p>
      <text:p text:style-name="P4"><text:span text:style-name="T16">A set of services and protocols that provide various financial and markets information to front office and client facing applications. The ESB is a high performance, secure and robust transport solution for data streaming across multiple systems inside the company and for external client applications. It is built on top of MQTT protocol.</text:span></text:p>
      <text:list xml:id="list1162907922068604752" text:style-name="WWNum8">
        <text:list-item>
          <text:p text:style-name="P24"><text:span text:style-name="T5">Participated in a team that developed Enterprise System Data Bus - a complex solution built around Solace messaging system and MQTT protocol.</text:span></text:p>
        </text:list-item>
        <text:list-item>
          <text:p text:style-name="P24"><text:span text:style-name="T5">Assumed the role of an interface for external teams, consulted them about development of their applications, discussed business and technical requirements for the data bus.</text:span></text:p>
        </text:list-item>
        <text:list-item>
          <text:p text:style-name="P24"><text:span text:style-name="T5">Delivered trainings for external teams about the system and the tools we developed.</text:span></text:p>
        </text:list-item>
        <text:list-item>
          <text:p text:style-name="P24"><text:span text:style-name="T5">Participated in defining the minimum viable product with the business departments.</text:span></text:p>
        </text:list-item>
        <text:list-item>
          <text:p text:style-name="P24"><text:span text:style-name="T5">Worked with architecture team and local governance to get approval for the proposed solution.</text:span></text:p>
        </text:list-item>
        <text:list-item>
          <text:p text:style-name="P24"><text:span text:style-name="T5">Consulted my team about tools and technologies necessary to build the reliable, secure, fast and scalable system.</text:span></text:p>
        </text:list-item>
        <text:list-item>
          <text:p text:style-name="P24"><text:span text:style-name="T5">Implemented core component of the solution - Subscription Manager.</text:span></text:p>
        </text:list-item>
        <text:list-item>
          <text:p text:style-name="P24"><text:span text:style-name="T5">Implemented Subscription Manager plug-ins API and an SDK and debugging tools for the plug-ins development.</text:span></text:p>
        </text:list-item>
        <text:list-item>
          <text:p text:style-name="P24"><text:span text:style-name="T5">Analyzed performance and scalability of the system. Identified performance bottlenecks and formed a list of strategies to eliminate them.</text:span></text:p>
        </text:list-item>
        <text:list-item>
          <text:p text:style-name="P24"><text:span text:style-name="T5">Facilitated transition of the development process from TFS into Bitbucket and Bamboo, set up the continuous release utilities. Worked with QA to automate testing.</text:span></text:p>
        </text:list-item>
        <text:list-item>
          <text:p text:style-name="P24"><text:span text:style-name="T5">Migrated several services to the new messaging solution as a demonstration and a proof of concept.</text:span></text:p>
        </text:list-item>
        <text:list-item>
          <text:p text:style-name="P24"><text:span text:style-name="T5">Implemented RateQuote WebAPI service that provided rate quotes for money market, bond mutual funds and mortgages.</text:span></text:p>
        </text:list-item>
        <text:list-item>
          <text:p text:style-name="P16"><text:span text:style-name="T5">Used formal Scrum methodology.</text:span></text:p>
        </text:list-item>
      </text:list>
      <text:p text:style-name="P2"><text:span text:style-name="T2">Environment: C#, C++, Powershell, MS SQL Server, Redis, MongoDB, Aerospike, TFS, Git, JIRA, <text:tab/>Confluence, Bamboo, Bitbucket, Windows, Linux, OAuth, SAML, MQTT.</text:span></text:p>
      <text:p text:style-name="P5"/>
      <text:p text:style-name="P3"><text:span text:style-name="T4">2013 – 2016, Software Development Engineer, NCBI (</text:span><text:a xlink:type="simple" xlink:href="http://ncbi.nlm.nih.gov/" text:style-name="Internet_20_link" text:visited-style-name="Visited_20_Internet_20_Link"><text:span text:style-name="Internet_20_link"><text:span text:style-name="T10">www.ncbi.nlm.nih.gov</text:span></text:span></text:a><text:span text:style-name="T4">), Washington, D.C. Metro Area</text:span></text:p>
      <text:p text:style-name="P3"><text:span text:style-name="T2">System: NCBI Login</text:span></text:p>
      <text:p text:style-name="P3"><text:span text:style-name="T2">An authentication system for NCBI and similar organizations in Canada, UK and South Korea. It allows users to authenticate with their federated accounts from hundreds of institutes and agencies all across US.</text:span></text:p>
      <text:list xml:id="list192856945469935" text:continue-numbering="true" text:style-name="WWNum8">
        <text:list-item>
          <text:p text:style-name="P16"><text:span text:style-name="T5">Took responsibility for Authentication System.</text:span></text:p>
        </text:list-item>
        <text:list-item>
          <text:p text:style-name="P16"><text:span text:style-name="T5">Communicated to dozens of institutes' IT services to establish or repair integration with NCBI authentication.</text:span></text:p>
        </text:list-item>
        <text:list-item>
          <text:p text:style-name="P16"><text:span text:style-name="T5">Worked with internal teams to implement NCBI authentication for their projects.</text:span></text:p>
        </text:list-item>
        <text:list-item>
          <text:p text:style-name="P16"><text:span text:style-name="T5">Implemented projects that allowed to improve user's accounts management, increase performance and reliability of the system.</text:span></text:p>
        </text:list-item>
        <text:list-item>
          <text:p text:style-name="P16"><text:span text:style-name="T5">Worked with institutes in UK, Canada and Korea on projects to deploy and adapt instances of NCBI Login System for their needs.</text:span></text:p>
        </text:list-item>
        <text:list-item>
          <text:p text:style-name="P16"><text:span text:style-name="T5">Ensured the system robustness especially during periods for scientists to submit their grant applications and reports.</text:span></text:p>
        </text:list-item>
        <text:list-item>
          <text:p text:style-name="P16"><text:span text:style-name="T5">Established automated monitoring and statistics reporting.</text:span></text:p>
        </text:list-item>
        <text:list-item>
          <text:p text:style-name="P16"><text:soft-page-break/><text:span text:style-name="T5">Reimplemented and replaced several components of the system which did not satisfy requirements for security, maintainability and monitoring. This helped to stay online during several brute force attacks from the Internet.</text:span></text:p>
        </text:list-item>
        <text:list-item>
          <text:p text:style-name="P16"><text:span text:style-name="T5">Normal system load is about 20 million requests per week, system serves about 6 million registered users.</text:span></text:p>
        </text:list-item>
      </text:list>
      <text:p text:style-name="P1"><text:span text:style-name="T2">Environment: C++, C, Python, MS SQL Server, SVN, Git, JIRA, Confluence, Windows, Linux,</text:span></text:p>
      <text:p text:style-name="P1"><text:span text:style-name="T3"><text:s text:c="14"/></text:span><text:span text:style-name="T2">OAuth, SAML.</text:span></text:p>
      <text:p text:style-name="P5"/>
      <text:p text:style-name="P3"><text:span text:style-name="T4">2010 – 2013, Head of Corporate Business Technology, Otkritie (</text:span><text:a xlink:type="simple" xlink:href="http://www.open.ru/en/" text:style-name="Internet_20_link" text:visited-style-name="Visited_20_Internet_20_Link"><text:span text:style-name="Internet_20_link"><text:span text:style-name="T10">www.open.ru/en/</text:span></text:span></text:a><text:span text:style-name="T4">), Moscow, Russia</text:span></text:p>
      <text:p text:style-name="P3"><text:span text:style-name="T2">Systems: Internet Banking, SugarCRM, OTRS, CreditRegistry, Accounting System, SMS Information Service</text:span></text:p>
      <text:p text:style-name="P3"><text:span text:style-name="T2">A set of systems designed for needs of Bank’s corporate clients and VIP oriented business. Different systems are integrated. Some services are written from zero, another modified and adapted from open source projects.</text:span></text:p>
      <text:list xml:id="list192857954870169" text:continue-numbering="true" text:style-name="WWNum8">
        <text:list-item>
          <text:p text:style-name="P16"><text:span text:style-name="T5">Headed development, integration and support of all information systems of Corporate Business Department. Reported to Vise President of the Bank.</text:span></text:p>
        </text:list-item>
        <text:list-item>
          <text:p text:style-name="P16"><text:span text:style-name="T5">Lead from the beginning development and deployment of CRM system for Corporate Business.</text:span></text:p>
        </text:list-item>
        <text:list-item>
          <text:p text:style-name="P16"><text:span text:style-name="T5">Introduced and developed a set of analytical systems.</text:span></text:p>
        </text:list-item>
        <text:list-item>
          <text:p text:style-name="P16"><text:span text:style-name="T5">Worked as an interface between IT and Business departments.</text:span></text:p>
        </text:list-item>
        <text:list-item>
          <text:p text:style-name="P16"><text:span text:style-name="T5">Lead multiple projects and organized interactions between key departments to resolve business tasks.</text:span></text:p>
        </text:list-item>
        <text:list-item>
          <text:p text:style-name="P16"><text:span text:style-name="T5">Established real time monitoring of business critical infrastructure using a testing framework and the Nagios monitoring system.</text:span></text:p>
        </text:list-item>
        <text:list-item>
          <text:p text:style-name="P16"><text:span text:style-name="T5">Led development of an SMS Information Service: robust and fault tolerant system which notifies recipients about specified events throughout SMS.</text:span></text:p>
        </text:list-item>
        <text:list-item>
          <text:p text:style-name="P16"><text:span text:style-name="T5">Headed development of the integration between the old Online Banking System and the new one. Workload was 100,000 documents per day. System served 30,000 users.</text:span></text:p>
        </text:list-item>
        <text:list-item>
          <text:p text:style-name="P16"><text:span text:style-name="T5">Improved Online Banking system stability. It became the most stable information system in the Bank despite strict limitation on budget.</text:span></text:p>
        </text:list-item>
        <text:list-item>
          <text:p text:style-name="P16"><text:span text:style-name="T5">Designed a framework for internal system services development. It includes service management, logging, unified configuration management and a communication layer. It is used as a base for 5 different components serving ~50,000 transactions per day. The services uptime is ~6 months.</text:span></text:p>
        </text:list-item>
        <text:list-item>
          <text:p text:style-name="P16"><text:span text:style-name="T5">Led continuous efforts to optimize response time of SugarCRM. It improved from 2 – 10 seconds to less than 1 second. At the same time, the approximate number of users increased from 200 to 3000.</text:span></text:p>
        </text:list-item>
        <text:list-item>
          <text:p text:style-name="P16"><text:span text:style-name="T5">Obtained solid knowledge of corporate banking services.</text:span></text:p>
        </text:list-item>
      </text:list>
      <text:p text:style-name="P1"><text:span text:style-name="T2">Environment: C++, C#, Python, Perl, PHP, STL, Boost, Oracle, MS SQL Server, MySQL, SVN,</text:span></text:p>
      <text:p text:style-name="P1"><text:span text:style-name="T3"><text:s text:c="14"/></text:span><text:span text:style-name="T2">ZeroC ICE, NUnit, CppUnit, UML, Redmine, Windows, Linux</text:span></text:p>
      <text:p text:style-name="P5"/>
      <text:p text:style-name="P5"/>
      <text:p text:style-name="P5"/>
      <text:p text:style-name="P3"><text:span text:style-name="T4">2009 – 2010, Manager of FX Market Team (AVP), Deutsche Bank (</text:span><text:a xlink:type="simple" xlink:href="http://db.com/" text:style-name="Internet_20_link" text:visited-style-name="Visited_20_Internet_20_Link"><text:span text:style-name="Internet_20_link"><text:span text:style-name="T10">db.com</text:span></text:span></text:a><text:span text:style-name="T4">), Moscow, Russia</text:span></text:p>
      <text:p text:style-name="P3"><text:span text:style-name="T2">Systems: ARIS, Score</text:span></text:p>
      <text:p text:style-name="P3"><text:span text:style-name="T2">Two automated risk management systems that valuate more than 1M trades daily. They are written in C#, use external risk engine written in C++, running on DataSynapse grid. DBMS – Oracle. For some types of reports FireBird is used.</text:span></text:p>
      <text:p text:style-name="P3"><text:span text:style-name="T2">They are deployed to 2 Citrix boxes, 10 application servers and pool of 3k DataSynapse engines.</text:span></text:p>
      <text:list xml:id="list769875576015162078" text:style-name="WWNum7">
        <text:list-item>
          <text:p text:style-name="P17"><text:span text:style-name="T5">Supervised system development as technical owner</text:span></text:p>
        </text:list-item>
        <text:list-item>
          <text:p text:style-name="P17"><text:span text:style-name="T5">Delivered 4 major releases of the systems without issues</text:span></text:p>
        </text:list-item>
        <text:list-item>
          <text:p text:style-name="P17"><text:soft-page-break/><text:span text:style-name="T5">Implemented a number of new reports</text:span></text:p>
        </text:list-item>
        <text:list-item>
          <text:p text:style-name="P17"><text:span text:style-name="T5">Implemented permissions system for books of trades and reports</text:span></text:p>
        </text:list-item>
        <text:list-item>
          <text:p text:style-name="P17"><text:span text:style-name="T5">Developed automated regression testing of critical reports in collaboration with testing team</text:span></text:p>
        </text:list-item>
        <text:list-item>
          <text:p text:style-name="P17"><text:span text:style-name="T5">Coordinated work of development team in Moscow and business in London, Singapore and South America</text:span></text:p>
        </text:list-item>
        <text:list-item>
          <text:p text:style-name="P17"><text:span text:style-name="T5">Obtained knowledge of valuation of asset derivatives - FX, Money Market, FI, IR Swaps</text:span></text:p>
        </text:list-item>
      </text:list>
      <text:p text:style-name="P1"><text:span text:style-name="T2">Environment: C#, C++, STL, Boost, Python, Oracle, DataSynapse, SVN, UML, Jira, Confluence,</text:span></text:p>
      <text:p text:style-name="P1"><text:span text:style-name="T3"><text:s text:c="14"/></text:span><text:span text:style-name="T2">Windows</text:span></text:p>
      <text:p text:style-name="P5"/>
      <text:p text:style-name="P5"/>
      <text:p text:style-name="P5"/>
      <text:p text:style-name="P5"/>
      <text:p text:style-name="P3"><text:span text:style-name="T4">2007 – 2009, Technical Team Lead, UBS (</text:span><text:a xlink:type="simple" xlink:href="http://ubs.com/" text:style-name="Internet_20_link" text:visited-style-name="Visited_20_Internet_20_Link"><text:span text:style-name="Internet_20_link"><text:span text:style-name="T10">ubs.com</text:span></text:span></text:a><text:span text:style-name="T4">), Moscow, Russia</text:span></text:p>
      <text:p text:style-name="P3"><text:span text:style-name="T2">System: Termi</text:span></text:p>
      <text:p text:style-name="P3"><text:span text:style-name="T2">Solution designed for securities trading, pricing, order management, trade audit and much more. It is used for trading of different derivatives. Termi is composed of a large number of processes; a huge number of batch jobs, scripts and cron jobs; and at least 3 databases.</text:span></text:p>
      <text:list xml:id="list4415715675409889274" text:style-name="WWNum6">
        <text:list-item>
          <text:p text:style-name="P18"><text:span text:style-name="T5">Transferred ownership of the system from another external team in 1.5 months</text:span></text:p>
        </text:list-item>
        <text:list-item>
          <text:p text:style-name="P18"><text:span text:style-name="T5">Organized team knowledge transfer</text:span></text:p>
        </text:list-item>
        <text:list-item>
          <text:p text:style-name="P18"><text:span text:style-name="T5">Supported the system until its total decommission</text:span></text:p>
        </text:list-item>
        <text:list-item>
          <text:p text:style-name="P18"><text:span text:style-name="T5">Assisted in step-by-step migration of dataflow into another new systems</text:span></text:p>
        </text:list-item>
        <text:list-item>
          <text:p text:style-name="P18"><text:span text:style-name="T5">Maintained legacy code in C, C++, Objective C, Perl, C Shell</text:span></text:p>
        </text:list-item>
        <text:list-item>
          <text:p text:style-name="P18"><text:span text:style-name="T5">Fixed a number of defects in source code</text:span></text:p>
        </text:list-item>
        <text:list-item>
          <text:p text:style-name="P18"><text:span text:style-name="T5">Implemented a number of stubs and connectors for new systems integration</text:span></text:p>
        </text:list-item>
        <text:list-item>
          <text:p text:style-name="P18"><text:span text:style-name="T5">Obtained knowledge of pricing of FI, FX derivatives</text:span></text:p>
        </text:list-item>
      </text:list>
      <text:p text:style-name="P1"><text:span text:style-name="T2">Environment: C++, C, Objective C, Perl, FIX, TCP/IP, Socket, Crontab, UML, Oracle, Sybase,</text:span></text:p>
      <text:p text:style-name="P1"><text:span text:style-name="T3"><text:s text:c="14"/></text:span><text:span text:style-name="T2">MS SQL Server, C Shell, Jira, Confluence, Solaris</text:span></text:p>
      <text:p text:style-name="P5"/>
      <text:p text:style-name="P3"><text:span text:style-name="T2">System: Ultrabond</text:span></text:p>
      <text:p text:style-name="P3"><text:span text:style-name="T2">Solution for Mortgage-Backed securities data analysis designed as client-server software. Client side has Excel-like interface with tables, figures, charts and support of data import and export to common formats. Platform: C#, Windows. Server side is distributed scalable computing system with single front-end and multiple back-ends, written in C++ for Solaris and Linux. Communication layer is Tibco Rendezvous and ZeroC ICE.</text:span></text:p>
      <text:list xml:id="list5112873201377958865" text:style-name="WWNum5">
        <text:list-item>
          <text:p text:style-name="P19"><text:span text:style-name="T5">Participated in planning and development of many small to medium projects</text:span></text:p>
        </text:list-item>
        <text:list-item>
          <text:p text:style-name="P19"><text:span text:style-name="T5">Added support of new external data feed – an external database, Oracle</text:span></text:p>
        </text:list-item>
        <text:list-item>
          <text:p text:style-name="P19"><text:span text:style-name="T5">Developed Perl script for conversion and import of historical data form a set of files</text:span></text:p>
        </text:list-item>
        <text:list-item>
          <text:p text:style-name="P19"><text:span text:style-name="T5">Ported server side software for Windows – the code became cross-platform – Solaris, Linux, Windows</text:span></text:p>
        </text:list-item>
        <text:list-item>
          <text:p text:style-name="P19"><text:span text:style-name="T5">Implemented general cache server on C# </text:span></text:p>
        </text:list-item>
        <text:list-item>
          <text:p text:style-name="P19"><text:span text:style-name="T5">Worked with other teams and business users</text:span></text:p>
        </text:list-item>
        <text:list-item>
          <text:p text:style-name="P19"><text:span text:style-name="T5">Obtained knowledge of valuation of fixed income and in particular Mortgage-Backed securities</text:span></text:p>
        </text:list-item>
      </text:list>
      <text:p text:style-name="P1"><text:span text:style-name="T2">Environment: C++, C#, Perl, STL, Boost, Threading, Syncfutsion, Tibco RV, ZeroC ICE, Sybase,</text:span></text:p>
      <text:p text:style-name="P1"><text:span text:style-name="T3"><text:s text:c="14"/></text:span><text:span text:style-name="T2">Oracle, CppUnit, NUnit, Clearcase, UML, Jira, Confluence Linux, Windows, Solaris</text:span></text:p>
      <text:p text:style-name="P5"/>
      <text:p text:style-name="P3"><text:span text:style-name="T4">2006 – 2007, Senior Software Developer, CQG (</text:span><text:a xlink:type="simple" xlink:href="http://cqg.com/" text:style-name="Internet_20_link" text:visited-style-name="Visited_20_Internet_20_Link"><text:span text:style-name="Internet_20_link"><text:span text:style-name="T10">cqg.com</text:span></text:span></text:a><text:span text:style-name="T4">), Moscow, Russia</text:span></text:p>
      <text:p text:style-name="P3"><text:span text:style-name="T2">Product: CQG for Windows</text:span></text:p>
      <text:p text:style-name="P3"><text:span text:style-name="T2">Solution for all professional trader needs. It includes market coverage for futures, options, fixed income, foreign exchange, equities and indices. It incorporates several different interfaces – depth-of-market order book views, charts, spreadsheets.</text:span></text:p>
      <text:list xml:id="list5666896073653367896" text:style-name="WWNum4">
        <text:list-item>
          <text:p text:style-name="P20"><text:span text:style-name="T5">Guided development team of 4 people as a team lead</text:span></text:p>
        </text:list-item>
        <text:list-item>
          <text:p text:style-name="P20"><text:soft-page-break/><text:span text:style-name="T5">Performed performance analysis of the application, found several sources performance bottlenecks</text:span></text:p>
        </text:list-item>
        <text:list-item>
          <text:p text:style-name="P20"><text:span text:style-name="T5">Designed event based data provisioning for multithreaded user interface</text:span></text:p>
        </text:list-item>
        <text:list-item>
          <text:p text:style-name="P20"><text:span text:style-name="T5">Implemented new feature – Greeks values on depth-of-market trading interface – one additional column with corresponding valuated numbers – ActiveX control</text:span></text:p>
        </text:list-item>
        <text:list-item>
          <text:p text:style-name="P20"><text:span text:style-name="T5">Implemented interface improvement – Study Values on depth-of-market – every analytic curve on chart view that has value in price units can be shown on price column of DOM trading interface – ActiveX control</text:span></text:p>
        </text:list-item>
        <text:list-item>
          <text:p text:style-name="P20"><text:span text:style-name="T5">Used a set of well-known Design Patterns</text:span></text:p>
        </text:list-item>
        <text:list-item>
          <text:p text:style-name="P20"><text:span text:style-name="T5">Obtained solid knowledge of standard development process – CMMI, PSP, TSP, Scrum</text:span></text:p>
        </text:list-item>
        <text:list-item>
          <text:p text:style-name="P20"><text:span text:style-name="T5">Obtained remarkable knowledge of financial market terminology and business processes</text:span></text:p>
        </text:list-item>
      </text:list>
      <text:p text:style-name="P1"><text:span text:style-name="T2">Environment: C++, COM, ActiveX, STL, Boost, WTL, MFC, CVS, UML, Windows</text:span></text:p>
      <text:p text:style-name="P5"/>
      <text:p text:style-name="P3"><text:span text:style-name="T4">2004 – 2006, Software Developer, ABBYY (</text:span><text:a xlink:type="simple" xlink:href="http://abbyy.com/" text:style-name="Internet_20_link" text:visited-style-name="Visited_20_Internet_20_Link"><text:span text:style-name="Internet_20_link"><text:span text:style-name="T10">abbyy.com</text:span></text:span></text:a><text:span text:style-name="T4">), Moscow, Russia</text:span></text:p>
      <text:p text:style-name="P3"><text:span text:style-name="T2">Product: ABBYY Recognition Server (</text:span><text:a xlink:type="simple" xlink:href="http://www.abbyy.com/recognition_server/" text:style-name="Internet_20_link" text:visited-style-name="Visited_20_Internet_20_Link"><text:span text:style-name="Internet_20_link"><text:span text:style-name="T9">http://www.abbyy.com/recognition_server/</text:span></text:span></text:a><text:span text:style-name="T2">)</text:span></text:p>
      <text:p text:style-name="P3"><text:span text:style-name="T2">Server-based OCR solution for automated document processing designed for high volume workload with transparent scalability and fault tolerance.</text:span></text:p>
      <text:list xml:id="list3725390852818813214" text:style-name="WWNum3">
        <text:list-item>
          <text:p text:style-name="P21"><text:span text:style-name="T5">Designed and implemented GUI management console for the server</text:span></text:p>
        </text:list-item>
        <text:list-item>
          <text:p text:style-name="P21"><text:span text:style-name="T5">Improved scalability for huge-size multipage documents processing</text:span></text:p>
        </text:list-item>
        <text:list-item>
          <text:p text:style-name="P21"><text:span text:style-name="T5">Ported OCR Engine from Windows to Linux</text:span></text:p>
        </text:list-item>
        <text:list-item>
          <text:p text:style-name="P21"><text:span text:style-name="T5">Implemented system layer API emulation for Linux</text:span></text:p>
        </text:list-item>
        <text:list-item>
          <text:p text:style-name="P21"><text:span text:style-name="T5">Developed compiler of Windows resource file language</text:span></text:p>
        </text:list-item>
        <text:list-item>
          <text:p text:style-name="P21"><text:span text:style-name="T5">Obtained remarkable knowledge of Win32 API and COM technology</text:span></text:p>
        </text:list-item>
        <text:list-item>
          <text:p text:style-name="P21"><text:span text:style-name="T5">Released first version of the Recognition Server</text:span></text:p>
        </text:list-item>
      </text:list>
      <text:p text:style-name="P1"><text:span text:style-name="T2">Environment: C++, STL, MFC, ATL, COM, RPC, MMC, Windows Service, VSS, UML, Windows,</text:span></text:p>
      <text:p text:style-name="P1"><text:span text:style-name="T3"><text:s text:c="14"/></text:span><text:span text:style-name="T2">Linux</text:span></text:p>
      <text:p text:style-name="P5"/>
      <text:p text:style-name="P3"><text:span text:style-name="T4">2001 – 2004, Software Developer, Intel (</text:span><text:a xlink:type="simple" xlink:href="http://intel.com/" text:style-name="Internet_20_link" text:visited-style-name="Visited_20_Internet_20_Link"><text:span text:style-name="Internet_20_link"><text:span text:style-name="T10">intel.com</text:span></text:span></text:a><text:span text:style-name="T4">), Nizhny Novgorod, Russia</text:span></text:p>
      <text:p text:style-name="P3"><text:span text:style-name="T2">Product: Intel Performance Libraries (</text:span><text:a xlink:type="simple" xlink:href="http://software.intel.com/en-us/articles/intel-ipp/" text:style-name="Internet_20_link" text:visited-style-name="Visited_20_Internet_20_Link"><text:span text:style-name="Internet_20_link"><text:span text:style-name="T9">http://software.intel.com/en-us/articles/intel-ipp/</text:span></text:span></text:a><text:span text:style-name="T2">)</text:span></text:p>
      <text:p text:style-name="P3"><text:span text:style-name="T2">Highly optimized cross-platform software functions for multimedia, data processing, and communications applications.</text:span></text:p>
      <text:list xml:id="list8517952304608271558" text:style-name="WWNum2">
        <text:list-item>
          <text:p text:style-name="P22"><text:span text:style-name="T5">Obtained outstanding experience in software performance analysis and optimization</text:span></text:p>
        </text:list-item>
        <text:list-item>
          <text:p text:style-name="P22"><text:span text:style-name="T5">Implemented and highly optimized diverse functions for Intel processors: Pentium 4, Itanium, XScale</text:span></text:p>
        </text:list-item>
        <text:list-item>
          <text:p text:style-name="P22"><text:span text:style-name="T5">Implemented algorithms for matrix processing, video processing, cryptography, big number arithmetic, XML processing</text:span></text:p>
        </text:list-item>
        <text:list-item>
          <text:p text:style-name="P22"><text:span text:style-name="T5">Participated in delivery of 4 major releases of Performance Libraries</text:span></text:p>
        </text:list-item>
        <text:list-item>
          <text:p text:style-name="P22"><text:span text:style-name="T5">Performed competitive performance analysis of MySQL engine built with GCC vs. Intel C++ Compiler. That was done for joint project of Intel Compiler team &amp; MySQL</text:span></text:p>
        </text:list-item>
        <text:list-item>
          <text:p text:style-name="P22"><text:span text:style-name="T5">Designed several libraries including cryptography and XML processing</text:span></text:p>
        </text:list-item>
        <text:list-item>
          <text:p text:style-name="P22"><text:span text:style-name="T5">Acquired deep knowledge of cross-platform software development</text:span></text:p>
        </text:list-item>
        <text:list-item>
          <text:p text:style-name="P22"><text:span text:style-name="T5">Investigated new technology – .Net – using open source implementation from Microsoft</text:span></text:p>
        </text:list-item>
        <text:list-item>
          <text:p text:style-name="P22"><text:span text:style-name="T5">Proposed a set of improvements for .Net Framework that highlight Intel performance values</text:span></text:p>
        </text:list-item>
        <text:list-item>
          <text:p text:style-name="P22"><text:span text:style-name="T5">Obtained important experience of working in a global organization and performing to its corporate values</text:span></text:p>
        </text:list-item>
        <text:list-item>
          <text:p text:style-name="P22"><text:span text:style-name="T5">Coordinated team work of 4 developers</text:span></text:p>
        </text:list-item>
        <text:list-item>
          <text:p text:style-name="P22"><text:span text:style-name="T5">Honored with a Very Special Thanks Award</text:span></text:p>
        </text:list-item>
      </text:list>
      <text:p text:style-name="P1"><text:span text:style-name="T2">Environment: C, C++, C#, Java, P/Invoke, JNI, Assembler, VSS, CVS, StarTeam, BitKeeper,</text:span></text:p>
      <text:p text:style-name="P1"><text:span text:style-name="T3"><text:s text:c="14"/></text:span><text:span text:style-name="T2">NUnit, JUnit, Rational Purify, Intel VTune, UML, Windows, Linux, PVSC Tracker,</text:span></text:p>
      <text:p text:style-name="P1"><text:span text:style-name="T3"><text:s text:c="14"/></text:span><text:span text:style-name="T2">Agile, XP</text:span></text:p>
      <text:p text:style-name="P5"/>
      <text:p text:style-name="P3"><text:soft-page-break/><text:span text:style-name="T4">EDUCATION &amp; SERTIFICATIONS</text:span></text:p>
      <text:p text:style-name="P5"/>
      <text:p text:style-name="P3"><text:span text:style-name="T2">2001 – MS in Physics, Moscow Institute of Engineering Physics, Russia</text:span></text:p>
      <text:p text:style-name="P8"><text:span text:style-name="T2">1998 – BS in Physics, Kuban State University, Krasnodar, Russia</text:span></text:p>
      <text:p text:style-name="P6"><text:span text:style-name="T2"/></text:p>
      <text:p text:style-name="P7"><text:span text:style-name="T2">EXCELLENT REFERENCES 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Обычный" style:font-family-generic="roman" style:font-pitch="variable" style:font-charset="x-symbol"/>
    <style:font-face style:name="0" svg:font-family="0"/>
    <style:font-face style:name="Arial1" svg:font-family="Arial, sans-serif"/>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text-align="start" style:justify-single-word="false" fo:orphans="2" fo:widows="2" fo:text-indent="0in" style:auto-text-indent="false" style:vertical-align="auto" style:writing-mode="lr-tb"/>
      <style:text-properties fo:color="#00000a" style:font-name="Arial" fo:font-family="Arial"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left="0in" fo:margin-right="0in" fo:margin-top="0.1665in" fo:margin-bottom="0.0835in" loext:contextual-spacing="false" fo:text-align="start" style:justify-single-word="false" fo:orphans="2" fo:widows="2" fo:text-indent="0in" style:auto-text-indent="false" fo:keep-with-next="always" style:vertical-align="auto"/>
      <style:text-properties fo:color="#00000a" style:font-name="Liberation Sans" fo:font-family="'Liberation Sans'" style:font-family-generic="roman" style:font-pitch="variable" fo:font-size="14pt" fo:language="en" fo:country="US" style:font-name-asian="Liberation Serif1" style:font-family-asian="'Liberation Serif'" style:font-family-generic-asian="system" style:font-pitch-asian="variable" style:font-size-asian="14pt" style:language-asian="ar" style:country-asian="SA"/>
    </style:style>
    <style:style style:name="Text_20_body" style:display-name="Text body" style:family="paragraph" style:parent-style-name="Standard" style:default-outline-level="" style:class="text">
      <style:paragraph-properties fo:margin-left="0in" fo:margin-right="0in" fo:margin-top="0in" fo:margin-bottom="0.0972in" loext:contextual-spacing="false" fo:line-height="120%" fo:text-align="start" style:justify-single-word="false" fo:orphans="2" fo:widows="2" fo:text-indent="0in" style:auto-text-indent="false" style:vertical-align="auto"/>
      <style:text-properties fo:color="#00000a" style:font-name="Arial" fo:font-family="Arial" style:font-family-generic="roman" style:font-pitch="variable" fo:font-size="11pt" fo:language="en" fo:country="US" style:font-name-asian="Liberation Serif1" style:font-family-asian="'Liberation Serif'" style:font-family-generic-asian="system" style:font-pitch-asian="variable" style:font-size-asian="11pt" style:language-asian="ar" style:country-asian="SA"/>
    </style:style>
    <style:style style:name="List" style:family="paragraph" style:parent-style-name="Text_20_body" style:default-outline-level="" style:class="list">
      <style:paragraph-properties fo:margin-left="0in" fo:margin-right="0in" fo:margin-top="0in" fo:margin-bottom="0.0972in" loext:contextual-spacing="false" fo:line-height="120%" fo:text-align="start" style:justify-single-word="false" fo:orphans="2" fo:widows="2" fo:text-indent="0in" style:auto-text-indent="false" style:vertical-align="auto"/>
      <style:text-properties fo:color="#00000a" style:font-name="Arial" fo:font-family="Arial" style:font-family-generic="roman" style:font-pitch="variable" fo:font-size="11pt" fo:language="en" fo:country="US" style:font-name-asian="Liberation Serif1" style:font-family-asian="'Liberation Serif'" style:font-family-generic-asian="system" style:font-pitch-asian="variable" style:font-size-asian="11pt" style:language-asian="ar" style:country-asian="SA"/>
    </style:style>
    <style:style style:name="Caption" style:family="paragraph" style:parent-style-name="Standard" style:default-outline-level="" style:class="extra">
      <style:paragraph-properties fo:margin-left="0in" fo:margin-right="0in" fo:margin-top="0.0835in" fo:margin-bottom="0.0835in" loext:contextual-spacing="false" fo:text-align="start" style:justify-single-word="false" fo:orphans="2" fo:widows="2" fo:text-indent="0in" style:auto-text-indent="false" style:vertical-align="auto"/>
      <style:text-properties fo:color="#00000a" style:font-name="Arial" fo:font-family="Arial" style:font-family-generic="roman" style:font-pitch="variable" fo:font-size="12pt" fo:language="en" fo:country="US" fo:font-style="italic" style:font-name-asian="Mangal" style:font-family-asian="Mangal" style:font-family-generic-asian="system" style:font-pitch-asian="variable" style:font-size-asian="12pt" style:language-asian="ar" style:country-asian="SA" style:font-style-asian="italic"/>
    </style:style>
    <style:style style:name="Index" style:family="paragraph" style:parent-style-name="Standard" style:default-outline-level="" style:class="index">
      <style:paragraph-properties fo:margin-left="0in" fo:margin-right="0in" fo:margin-top="0in" fo:margin-bottom="0.111in" loext:contextual-spacing="false" fo:text-align="start" style:justify-single-word="false" fo:orphans="2" fo:widows="2" fo:text-indent="0in" style:auto-text-indent="false" style:vertical-align="auto"/>
      <style:text-properties fo:color="#00000a" style:font-name="Arial" fo:font-family="Arial" style:font-family-generic="roman" style:font-pitch="variable" fo:font-size="11pt" fo:language="en" fo:country="US" style:font-name-asian="Liberation Serif1" style:font-family-asian="'Liberation Serif'" style:font-family-generic-asian="system" style:font-pitch-asian="variable" style:font-size-asian="11pt" style:language-asian="ar" style:country-asian="SA"/>
    </style:style>
    <style:style style:name="Heading_20_1" style:display-name="Heading 1" style:family="paragraph" style:parent-style-name="Standard" style:default-outline-level="" style:class="text">
      <style:paragraph-properties fo:margin-left="0in" fo:margin-right="0in" fo:margin-top="0.3335in" fo:margin-bottom="0.111in" loext:contextual-spacing="false" fo:text-align="start" style:justify-single-word="false" fo:keep-together="always" fo:orphans="2" fo:widows="2" fo:text-indent="0in" style:auto-text-indent="false" fo:keep-with-next="always" style:vertical-align="auto"/>
      <style:text-properties fo:color="#365f91" style:font-name="Arial" fo:font-family="Arial" style:font-family-generic="roman" style:font-pitch="variable" fo:font-size="14pt" fo:language="en" fo:country="US" fo:font-weight="bold" style:font-name-asian="Liberation Serif1" style:font-family-asian="'Liberation Serif'" style:font-family-generic-asian="system" style:font-pitch-asian="variable" style:font-size-asian="14pt" style:language-asian="ar" style:country-asian="SA" style:font-weight-asian="bold"/>
    </style:style>
    <style:style style:name="Heading_20_2" style:display-name="Heading 2" style:family="paragraph" style:parent-style-name="Standard" style:default-outline-level=""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3pt" fo:language="en" fo:country="US" fo:font-weight="bold" style:font-name-asian="Liberation Serif1" style:font-family-asian="'Liberation Serif'" style:font-family-generic-asian="system" style:font-pitch-asian="variable" style:font-size-asian="13pt" style:language-asian="ar" style:country-asian="SA" style:font-weight-asian="bold"/>
    </style:style>
    <style:style style:name="Heading_20_3" style:display-name="Heading 3" style:family="paragraph" style:parent-style-name="Standard" style:default-outline-level=""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1pt" fo:language="en" fo:country="US" fo:font-weight="bold" style:font-name-asian="Liberation Serif1" style:font-family-asian="'Liberation Serif'" style:font-family-generic-asian="system" style:font-pitch-asian="variable" style:font-size-asian="11pt" style:language-asian="ar" style:country-asian="SA" style:font-weight-asian="bold"/>
    </style:style>
    <style:style style:name="Heading_20_4" style:display-name="Heading 4" style:family="paragraph" style:parent-style-name="Standard" style:default-outline-level=""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1pt" fo:language="en" fo:country="US" fo:font-style="italic" fo:font-weight="bold" style:font-name-asian="Liberation Serif1" style:font-family-asian="'Liberation Serif'" style:font-family-generic-asian="system" style:font-pitch-asian="variable" style:font-size-asian="11pt" style:language-asian="ar" style:country-asian="SA" style:font-style-asian="italic" style:font-weight-asian="bold"/>
    </style:style>
    <style:style style:name="Heading_20_5" style:display-name="Heading 5" style:family="paragraph" style:parent-style-name="Standard" style:default-outline-level=""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243f60" style:font-name="Arial" fo:font-family="Arial" style:font-family-generic="roman" style:font-pitch="variable" fo:font-size="11pt" fo:language="en" fo:country="US" style:font-name-asian="Liberation Serif1" style:font-family-asian="'Liberation Serif'" style:font-family-generic-asian="system" style:font-pitch-asian="variable" style:font-size-asian="11pt" style:language-asian="ar" style:country-asian="SA"/>
    </style:style>
    <style:style style:name="Heading_20_6" style:display-name="Heading 6" style:family="paragraph" style:parent-style-name="Standard" style:default-outline-level=""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243f60" style:font-name="Arial" fo:font-family="Arial" style:font-family-generic="roman" style:font-pitch="variable" fo:font-size="11pt" fo:language="en" fo:country="US" fo:font-style="italic" style:font-name-asian="Liberation Serif1" style:font-family-asian="'Liberation Serif'" style:font-family-generic-asian="system" style:font-pitch-asian="variable" style:font-size-asian="11pt" style:language-asian="ar" style:country-asian="SA" style:font-style-asian="italic"/>
    </style:style>
    <style:style style:name="Heading_20_7" style:display-name="Heading 7" style:family="paragraph" style:parent-style-name="Standard" style:default-outline-level=""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404040" style:font-name="Arial" fo:font-family="Arial" style:font-family-generic="roman" style:font-pitch="variable" fo:font-size="11pt" fo:language="en" fo:country="US" fo:font-style="italic" style:font-name-asian="Liberation Serif1" style:font-family-asian="'Liberation Serif'" style:font-family-generic-asian="system" style:font-pitch-asian="variable" style:font-size-asian="11pt" style:language-asian="ar" style:country-asian="SA" style:font-style-asian="italic"/>
    </style:style>
    <style:style style:name="Heading_20_8" style:display-name="Heading 8" style:family="paragraph" style:parent-style-name="Standard" style:default-outline-level=""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0pt" fo:language="en" fo:country="US" style:font-name-asian="Liberation Serif1" style:font-family-asian="'Liberation Serif'" style:font-family-generic-asian="system" style:font-pitch-asian="variable" style:font-size-asian="10pt" style:language-asian="ar" style:country-asian="SA"/>
    </style:style>
    <style:style style:name="Heading_20_9" style:display-name="Heading 9" style:family="paragraph" style:parent-style-name="Standard" style:default-outline-level=""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404040" style:font-name="Arial" fo:font-family="Arial" style:font-family-generic="roman" style:font-pitch="variable" fo:font-size="10pt" fo:language="en" fo:country="US" fo:font-style="italic" style:font-name-asian="Liberation Serif1" style:font-family-asian="'Liberation Serif'" style:font-family-generic-asian="system" style:font-pitch-asian="variable" style:font-size-asian="10pt" style:language-asian="ar" style:country-asian="SA" style:font-style-asian="italic"/>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00000a" style:font-name="Arial" fo:font-family="Arial" style:font-family-generic="roman" style:font-pitch="variable" fo:font-size="11pt" fo:language="ru" fo:country="RU" style:letter-kerning="true" style:font-name-asian="Liberation Serif1" style:font-family-asian="'Liberation Serif'"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style:style>
    <style:style style:name="caption" style:family="paragraph" style:parent-style-name="Standard" style:default-outline-level="">
      <style:paragraph-properties fo:margin-left="0in" fo:margin-right="0in" fo:margin-top="0in" fo:margin-bottom="0.111in" loext:contextual-spacing="false" fo:text-align="start" style:justify-single-word="false" fo:orphans="2" fo:widows="2" fo:text-indent="0in" style:auto-text-indent="false" style:vertical-align="auto"/>
      <style:text-properties fo:color="#4f81bd" style:font-name="Arial" fo:font-family="Arial" style:font-family-generic="roman" style:font-pitch="variable" fo:font-size="9pt" fo:language="en" fo:country="US" fo:font-weight="bold" style:font-name-asian="Liberation Serif1" style:font-family-asian="'Liberation Serif'" style:font-family-generic-asian="system" style:font-pitch-asian="variable" style:font-size-asian="9pt" style:language-asian="ar" style:country-asian="SA" style:font-weight-asian="bold"/>
    </style:style>
    <style:style style:name="Title" style:family="paragraph" style:parent-style-name="Standard" style:default-outline-level="" style:class="chapter">
      <style:paragraph-properties fo:margin-left="0in" fo:margin-right="0in" fo:margin-top="0in" fo:margin-bottom="0.2083in" loext:contextual-spacing="true" fo:text-align="start" style:justify-single-word="false" fo:orphans="2" fo:widows="2" fo:text-indent="0in" style:auto-text-indent="false" fo:padding-left="0in" fo:padding-right="0in" fo:padding-top="0in" fo:padding-bottom="0.0555in" fo:border-left="none" fo:border-right="none" fo:border-top="none" fo:border-bottom="0.99pt solid #4f81bd" style:vertical-align="auto"/>
      <style:text-properties fo:color="#17365d" style:font-name="Arial" fo:font-family="Arial" style:font-family-generic="roman" style:font-pitch="variable" fo:font-size="26pt" fo:letter-spacing="0.0035in" fo:language="en" fo:country="US" style:font-name-asian="Liberation Serif1" style:font-family-asian="'Liberation Serif'" style:font-family-generic-asian="system" style:font-pitch-asian="variable" style:font-size-asian="26pt" style:language-asian="ar" style:country-asian="SA"/>
    </style:style>
    <style:style style:name="Subtitle" style:family="paragraph" style:parent-style-name="Standard" style:default-outline-level="" style:class="chapter">
      <style:paragraph-properties fo:margin-left="0in" fo:margin-right="0in" fo:margin-top="0in" fo:margin-bottom="0.111in" loext:contextual-spacing="false" fo:text-align="start" style:justify-single-word="false" fo:orphans="2" fo:widows="2" fo:text-indent="0in" style:auto-text-indent="false" style:vertical-align="auto"/>
      <style:text-properties fo:color="#4f81bd" style:font-name="Arial" fo:font-family="Arial" style:font-family-generic="roman" style:font-pitch="variable" fo:font-size="12pt" fo:letter-spacing="0.0102in" fo:language="en" fo:country="US" fo:font-style="italic" style:font-name-asian="Liberation Serif1" style:font-family-asian="'Liberation Serif'" style:font-family-generic-asian="system" style:font-pitch-asian="variable" style:font-size-asian="12pt" style:language-asian="ar" style:country-asian="SA" style:font-style-asian="italic"/>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fo:color="#00000a" style:font-name="Arial" fo:font-family="Arial"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align="start" style:justify-single-word="false" fo:orphans="2" fo:widows="2" fo:text-indent="0in" style:auto-text-indent="false" style:vertical-align="auto"/>
      <style:text-properties fo:color="#00000a" style:font-name="Arial" fo:font-family="Arial" style:font-family-generic="roman" style:font-pitch="variable" fo:font-size="11pt" fo:language="en" fo:country="US" style:font-name-asian="Liberation Serif1" style:font-family-asian="'Liberation Serif'" style:font-family-generic-asian="system" style:font-pitch-asian="variable" style:font-size-asian="11pt" style:language-asian="ar" style:country-asian="SA"/>
    </style:style>
    <style:style style:name="Quote" style:family="paragraph" style:parent-style-name="Standard" style:default-outline-level="">
      <style:paragraph-properties fo:margin-left="0in" fo:margin-right="0in" fo:margin-top="0in" fo:margin-bottom="0.111in" loext:contextual-spacing="false" fo:text-align="start" style:justify-single-word="false" fo:orphans="2" fo:widows="2" fo:text-indent="0in" style:auto-text-indent="false" style:vertical-align="auto"/>
      <style:text-properties fo:color="#000000" style:font-name="Arial" fo:font-family="Arial" style:font-family-generic="roman" style:font-pitch="variable" fo:font-size="11pt" fo:language="en" fo:country="US" fo:font-style="italic" style:font-name-asian="Liberation Serif1" style:font-family-asian="'Liberation Serif'" style:font-family-generic-asian="system" style:font-pitch-asian="variable" style:font-size-asian="11pt" style:language-asian="ar" style:country-asian="SA" style:font-style-asian="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Arial" fo:font-family="Arial" style:font-family-generic="roman" style:font-pitch="variable" fo:font-size="11pt" fo:language="en" fo:country="US" fo:font-style="italic" fo:font-weight="bold" style:font-name-asian="Liberation Serif1" style:font-family-asian="'Liberation Serif'" style:font-family-generic-asian="system" style:font-pitch-asian="variable" style:font-size-asian="11pt" style:language-asian="ar" style:country-asian="SA" style:font-style-asian="italic" style:font-weight-asian="bold"/>
    </style:style>
    <style:style style:name="Contents_20_Heading" style:display-name="Contents Heading" style:family="paragraph" style:parent-style-name="Heading_20_1" style:default-outline-level="" style:class="index">
      <style:paragraph-properties fo:margin-left="0in" fo:margin-right="0in" fo:margin-top="0.3335in" fo:margin-bottom="0.111in" loext:contextual-spacing="false" fo:text-align="start" style:justify-single-word="false" fo:keep-together="always" fo:orphans="2" fo:widows="2" fo:text-indent="0in" style:auto-text-indent="false" fo:keep-with-next="always" style:vertical-align="auto"/>
      <style:text-properties fo:color="#365f91" style:font-name="Arial" fo:font-family="Arial" style:font-family-generic="roman" style:font-pitch="variable" fo:font-size="14pt" fo:language="en" fo:country="US" fo:font-weight="bold" style:font-name-asian="Liberation Serif1" style:font-family-asian="'Liberation Serif'" style:font-family-generic-asian="system" style:font-pitch-asian="variable" style:font-size-asian="14pt" style:language-asian="ar" style:country-asian="SA" style:font-weight-asian="bold"/>
    </style:style>
    <style:style style:name="Default_20_Paragraph_20_Font" style:display-name="Default Paragraph Font" style:family="text"/>
    <style:style style:name="Heading_20_1_20_Char" style:display-name="Heading 1 Char" style:family="text">
      <style:text-properties style:font-name="Calibri Light" fo:font-family="'Calibri Light'" style:font-family-generic="roman" style:font-pitch="variable" fo:font-size="16pt" fo:font-weight="bold" style:font-size-asian="16pt" style:font-weight-asian="bold"/>
    </style:style>
    <style:style style:name="Heading_20_2_20_Char" style:display-name="Heading 2 Char" style:family="text">
      <style:text-properties style:font-name="Calibri Light" fo:font-family="'Calibri Light'" style:font-family-generic="roman" style:font-pitch="variable" fo:font-size="14pt" fo:font-style="italic" fo:font-weight="bold" style:font-size-asian="14pt" style:font-style-asian="italic" style:font-weight-asian="bold"/>
    </style:style>
    <style:style style:name="Heading_20_3_20_Char" style:display-name="Heading 3 Char" style:family="text">
      <style:text-properties style:font-name="Calibri Light" fo:font-family="'Calibri Light'" style:font-family-generic="roman" style:font-pitch="variable" fo:font-size="13pt" fo:font-weight="bold" style:font-size-asian="13pt" style:font-weight-asian="bold"/>
    </style:style>
    <style:style style:name="Heading_20_4_20_Char" style:display-name="Heading 4 Char" style:family="text">
      <style:text-properties fo:font-size="14pt" fo:font-weight="bold" style:font-size-asian="14pt" style:font-weight-asian="bold"/>
    </style:style>
    <style:style style:name="Heading_20_5_20_Char" style:display-name="Heading 5 Char" style:family="text">
      <style:text-properties fo:font-size="13pt" fo:font-style="italic" fo:font-weight="bold" style:font-size-asian="13pt" style:font-style-asian="italic" style:font-weight-asian="bold"/>
    </style:style>
    <style:style style:name="Heading_20_6_20_Char" style:display-name="Heading 6 Char" style:family="text">
      <style:text-properties fo:font-weight="bold" style:font-weight-asian="bold"/>
    </style:style>
    <style:style style:name="Heading_20_7_20_Char" style:display-name="Heading 7 Char" style:family="text">
      <style:text-properties fo:font-size="12pt" style:font-size-asian="12pt"/>
    </style:style>
    <style:style style:name="Heading_20_8_20_Char" style:display-name="Heading 8 Char" style:family="text">
      <style:text-properties fo:font-size="12pt" fo:font-style="italic" style:font-size-asian="12pt" style:font-style-asian="italic"/>
    </style:style>
    <style:style style:name="Heading_20_9_20_Char" style:display-name="Heading 9 Char" style:family="text">
      <style:text-properties style:font-name="Calibri Light" fo:font-family="'Calibri Light'" style:font-family-generic="roman" style:font-pitch="variable"/>
    </style:style>
    <style:style style:name="Зc7аe0гe3оeeлebоeeвe2оeeкea_20_2_20_Зc7нedаe0кea" style:display-name="Зc7аe0гe3оeeлebоeeвe2оeeкea 2 Зc7нedаe0кea" style:family="text">
      <style:text-properties fo:color="#4f81bd" style:font-name="Arial" fo:font-family="Arial" style:font-family-generic="roman" style:font-pitch="variable" fo:font-size="13pt" fo:font-weight="bold" style:font-name-asian="Times New Roman" style:font-family-asian="'Times New Roman'" style:font-family-generic-asian="system" style:font-pitch-asian="variable" style:font-size-asian="13pt" style:font-weight-asian="bold"/>
    </style:style>
    <style:style style:name="Зc7аe0гe3оeeлebоeeвe2оeeкea_20_3_20_Зc7нedаe0кea" style:display-name="Зc7аe0гe3оeeлebоeeвe2оeeкea 3 Зc7нedаe0кea" style:family="text">
      <style:text-properties fo:color="#4f81bd" style:font-name="Arial" fo:font-family="Arial" style:font-family-generic="roman" style:font-pitch="variable" fo:font-weight="bold" style:font-name-asian="Times New Roman" style:font-family-asian="'Times New Roman'" style:font-family-generic-asian="system" style:font-pitch-asian="variable" style:font-weight-asian="bold"/>
    </style:style>
    <style:style style:name="Зc7аe0гe3оeeлebоeeвe2оeeкea_20_4_20_Зc7нedаe0кea" style:display-name="Зc7аe0гe3оeeлebоeeвe2оeeкea 4 Зc7нedаe0кea" style:family="text">
      <style:text-properties fo:color="#4f81bd" style:font-name="Arial" fo:font-family="Arial" style:font-family-generic="roman" style:font-pitch="variable" fo:font-style="italic" fo:font-weight="bold" style:font-name-asian="Times New Roman" style:font-family-asian="'Times New Roman'" style:font-family-generic-asian="system" style:font-pitch-asian="variable" style:font-style-asian="italic" style:font-weight-asian="bold"/>
    </style:style>
    <style:style style:name="Зc7аe0гe3оeeлebоeeвe2оeeкea_20_5_20_Зc7нedаe0кea" style:display-name="Зc7аe0гe3оeeлebоeeвe2оeeкea 5 Зc7нedаe0кea" style:family="text">
      <style:text-properties fo:color="#243f60" style:font-name="Arial" fo:font-family="Arial" style:font-family-generic="roman" style:font-pitch="variable" style:font-name-asian="Times New Roman" style:font-family-asian="'Times New Roman'" style:font-family-generic-asian="system" style:font-pitch-asian="variable"/>
    </style:style>
    <style:style style:name="Зc7аe0гe3оeeлebоeeвe2оeeкea_20_6_20_Зc7нedаe0кea" style:display-name="Зc7аe0гe3оeeлebоeeвe2оeeкea 6 Зc7нedаe0кea" style:family="text">
      <style:text-properties fo:color="#243f60" style:font-name="Arial" fo:font-family="Arial" style:font-family-generic="roman" style:font-pitch="variable" fo:font-style="italic" style:font-name-asian="Times New Roman" style:font-family-asian="'Times New Roman'" style:font-family-generic-asian="system" style:font-pitch-asian="variable" style:font-style-asian="italic"/>
    </style:style>
    <style:style style:name="Зc7аe0гe3оeeлebоeeвe2оeeкea_20_7_20_Зc7нedаe0кea" style:display-name="Зc7аe0гe3оeeлebоeeвe2оeeкea 7 Зc7нedаe0кea" style:family="text">
      <style:text-properties fo:color="#404040" style:font-name="Arial" fo:font-family="Arial" style:font-family-generic="roman" style:font-pitch="variable" fo:font-style="italic" style:font-name-asian="Times New Roman" style:font-family-asian="'Times New Roman'" style:font-family-generic-asian="system" style:font-pitch-asian="variable" style:font-style-asian="italic"/>
    </style:style>
    <style:style style:name="Зc7аe0гe3оeeлebоeeвe2оeeкea_20_8_20_Зc7нedаe0кea" style:display-name="Зc7аe0гe3оeeлebоeeвe2оeeкea 8 Зc7нedаe0кea" style:family="text">
      <style:text-properties fo:color="#4f81bd" style:font-name="Arial" fo:font-family="Arial" style:font-family-generic="roman" style:font-pitch="variable" fo:font-size="10pt" style:font-name-asian="Times New Roman" style:font-family-asian="'Times New Roman'" style:font-family-generic-asian="system" style:font-pitch-asian="variable" style:font-size-asian="10pt"/>
    </style:style>
    <style:style style:name="Зc7аe0гe3оeeлebоeeвe2оeeкea_20_9_20_Зc7нedаe0кea" style:display-name="Зc7аe0гe3оeeлebоeeвe2оeeкea 9 Зc7нedаe0кea" style:family="text">
      <style:text-properties fo:color="#404040" style:font-name="Arial" fo:font-family="Arial" style:font-family-generic="roman" style:font-pitch="variable" fo:font-size="10pt" fo:font-style="italic" style:font-name-asian="Times New Roman" style:font-family-asian="'Times New Roman'" style:font-family-generic-asian="system" style:font-pitch-asian="variable" style:font-size-asian="10pt" style:font-style-asian="italic"/>
    </style:style>
    <style:style style:name="Зc7аe0гe3оeeлebоeeвe2оeeкea_20_1_20_Зc7нedаe0кea" style:display-name="Зc7аe0гe3оeeлebоeeвe2оeeкea 1 Зc7нedаe0кea" style:family="text">
      <style:text-properties fo:color="#365f91"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font-weight-asian="bold"/>
    </style:style>
    <style:style style:name="Нcdаe0зe7вe2аe0нedиe8еe5_20_Зc7нedаe0кea" style:display-name="Нcdаe0зe7вe2аe0нedиe8еe5 Зc7нedаe0кea" style:family="text">
      <style:text-properties fo:color="#17365d" style:font-name="Arial" fo:font-family="Arial" style:font-family-generic="roman" style:font-pitch="variable" fo:font-size="26pt" fo:letter-spacing="0.0035in" style:font-name-asian="Times New Roman" style:font-family-asian="'Times New Roman'" style:font-family-generic-asian="system" style:font-pitch-asian="variable" style:font-size-asian="26pt"/>
    </style:style>
    <style:style style:name="Strong" style:family="text">
      <style:text-properties fo:font-weight="bold" style:font-name-asian="Times New Roman" style:font-family-asian="'Times New Roman'" style:font-family-generic-asian="system" style:font-pitch-asian="variable" style:font-weight-asian="bold"/>
    </style:style>
    <style:style style:name="Пcfоeeдe4зe7аe0гe3оeeлebоeeвe2оeeкea_20_Зc7нedаe0кea" style:display-name="Пcfоeeдe4зe7аe0гe3оeeлebоeeвe2оeeкea Зc7нedаe0кea" style:family="text">
      <style:text-properties fo:color="#4f81bd" style:font-name="Arial" fo:font-family="Arial" style:font-family-generic="roman" style:font-pitch="variable" fo:letter-spacing="0.0102in" fo:font-style="italic" style:font-name-asian="Times New Roman" style:font-family-asian="'Times New Roman'" style:font-family-generic-asian="system" style:font-pitch-asian="variable" style:font-style-asian="italic"/>
    </style:style>
    <style:style style:name="Emphasis" style:family="text">
      <style:text-properties fo:font-style="italic" style:font-name-asian="Times New Roman" style:font-family-asian="'Times New Roman'" style:font-family-generic-asian="system" style:font-pitch-asian="variable" style:font-style-asian="italic"/>
    </style:style>
    <style:style style:name="Бc1еe5зe7_20_иe8нedтf2еe5рf0вe2аe0лebаe0_20_Зc7нedаe0кea" style:display-name="Бc1еe5зe7 иe8нedтf2еe5рf0вe2аe0лebаe0 Зc7нedаe0кea" style:family="text">
      <style:text-properties style:font-name-asian="Times New Roman" style:font-family-asian="'Times New Roman'" style:font-family-generic-asian="system" style:font-pitch-asian="variable"/>
    </style:style>
    <style:style style:name="Цd6иe8тf2аe0тf2аe0_20_2_20_Зc7нedаe0кea" style:display-name="Цd6иe8тf2аe0тf2аe0 2 Зc7нedаe0кea" style:family="text">
      <style:text-properties fo:color="#000000" fo:font-style="italic" style:font-name-asian="Times New Roman" style:font-family-asian="'Times New Roman'" style:font-family-generic-asian="system" style:font-pitch-asian="variable" style:font-style-asian="italic"/>
    </style:style>
    <style:style style:name="Subtle_20_Emphasis" style:display-name="Subtle Emphasis" style:family="text">
      <style:text-properties fo:color="#808080" fo:font-style="italic" style:font-name-asian="Times New Roman" style:font-family-asian="'Times New Roman'" style:font-family-generic-asian="system" style:font-pitch-asian="variable" style:font-style-asian="italic"/>
    </style:style>
    <style:style style:name="Вc2ыfbдe4еe5лebеe5нedнedаe0яff_20_цf6иe8тf2аe0тf2аe0_20_Зc7нedаe0кea" style:display-name="Вc2ыfbдe4еe5лebеe5нedнedаe0яff цf6иe8тf2аe0тf2аe0 Зc7нedаe0кea" style:family="text">
      <style:text-properties fo:color="#4f81bd" fo:font-style="italic" fo:font-weight="bold" style:font-name-asian="Times New Roman" style:font-family-asian="'Times New Roman'" style:font-family-generic-asian="system" style:font-pitch-asian="variable" style:font-style-asian="italic" style:font-weight-asian="bold"/>
    </style:style>
    <style:style style:name="Intense_20_Emphasis" style:display-name="Intense Emphasis" style:family="text">
      <style:text-properties fo:color="#4f81bd" fo:font-style="italic" fo:font-weight="bold" style:font-name-asian="Times New Roman" style:font-family-asian="'Times New Roman'" style:font-family-generic-asian="system" style:font-pitch-asian="variable" style:font-style-asian="italic" style:font-weight-asian="bold"/>
    </style:style>
    <style:style style:name="Subtle_20_Reference" style:display-name="Subtle Reference" style:family="text">
      <style:text-properties fo:font-variant="small-caps" fo:color="#c0504d" style:text-underline-style="solid" style:text-underline-width="auto" style:text-underline-color="font-color" style:font-name-asian="Times New Roman" style:font-family-asian="'Times New Roman'" style:font-family-generic-asian="system" style:font-pitch-asian="variable"/>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name-asian="Times New Roman" style:font-family-asian="'Times New Roman'" style:font-family-generic-asian="system" style:font-pitch-asian="variable" style:font-weight-asian="bold"/>
    </style:style>
    <style:style style:name="Book_20_Title" style:display-name="Book Title" style:family="text">
      <style:text-properties fo:font-variant="small-caps" fo:letter-spacing="0.0035in" fo:font-weight="bold" style:font-name-asian="Times New Roman" style:font-family-asian="'Times New Roman'" style:font-family-generic-asian="system" style:font-pitch-asian="variable" style:font-weight-asian="bold"/>
    </style:style>
    <style:style style:name="Internet_20_link" style:display-name="Internet link" style:family="text">
      <style:text-properties fo:color="#0000ff" style:text-underline-style="solid" style:text-underline-width="auto" style:text-underline-color="font-color" style:font-name-asian="Times New Roman" style:font-family-asian="'Times New Roman'" style:font-family-generic-asian="system" style:font-pitch-asian="variable"/>
    </style:style>
    <style:style style:name="FollowedHyperlink" style:family="text">
      <style:text-properties fo:color="#800080" style:text-underline-style="solid" style:text-underline-width="auto" style:text-underline-color="font-color" style:font-name-asian="Times New Roman" style:font-family-asian="'Times New Roma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Times New Roman" style:font-family-asian="'Times New Roman'" style:font-family-generic-asian="system" style:font-pitch-asian="variable"/>
    </style:style>
    <style:style style:name="Title_20_Char" style:display-name="Title Char" style:family="text">
      <style:text-properties style:font-name="Calibri Light" fo:font-family="'Calibri Light'" style:font-family-generic="roman" style:font-pitch="variable" fo:font-size="16pt" fo:font-weight="bold" style:font-size-asian="16pt" style:font-weight-asian="bold"/>
    </style:style>
    <style:style style:name="Subtitle_20_Char" style:display-name="Subtitle Char" style:family="text">
      <style:text-properties style:font-name="Calibri Light" fo:font-family="'Calibri Light'" style:font-family-generic="roman" style:font-pitch="variable" fo:font-size="12pt" style:font-size-asian="12pt"/>
    </style:style>
    <style:style style:name="Quote_20_Char" style:display-name="Quote Char" style:family="text">
      <style:text-properties fo:color="#404040" style:font-name="Arial" fo:font-family="Arial" style:font-family-generic="roman" style:font-pitch="variable" fo:font-style="italic" style:font-name-asian="Liberation Serif1" style:font-family-asian="'Liberation Serif'" style:font-family-generic-asian="system" style:font-pitch-asian="variable" style:font-style-asian="italic"/>
    </style:style>
    <style:style style:name="Intense_20_Quote_20_Char" style:display-name="Intense Quote Char" style:family="text">
      <style:text-properties fo:color="#5b9bd5" style:font-name="Arial" fo:font-family="Arial" style:font-family-generic="roman" style:font-pitch="variable" fo:font-style="italic" style:font-name-asian="Liberation Serif1" style:font-family-asian="'Liberation Serif'" style:font-family-generic-asian="system" style:font-pitch-asian="variable" style:font-style-asian="italic"/>
    </style:style>
    <style:style style:name="ListLabel_20_1" style:display-name="ListLabel 1" style:family="text">
      <style:text-properties style:font-name-asian="Times New Roman" style:font-family-asian="'Times New Roman'" style:font-family-generic-asian="system" style:font-pitch-asian="variable"/>
    </style:style>
    <style:style style:name="ListLabel_20_2" style:display-name="ListLabel 2" style:family="text">
      <style:text-properties fo:font-size="11pt" style:font-name-asian="Symbol1" style:font-family-asian="Symbol" style:font-family-generic-asian="system" style:font-pitch-asian="variable" style:font-size-asian="11pt"/>
    </style:style>
    <style:style style:name="ListLabel_20_3" style:display-name="ListLabel 3" style:family="text">
      <style:text-properties style:font-name-asian="Liberation Serif1" style:font-family-asian="'Liberation Serif'" style:font-family-generic-asian="system" style:font-pitch-asian="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style>
    <style:style style:name="ListLabel_20_4" style:display-name="ListLabel 4" style:family="text">
      <style:text-properties style:font-name="Arial" fo:font-family="Arial" style:font-family-generic="roman" style:font-pitch="variable" fo:font-size="11pt" fo:font-weight="normal" style:font-name-asian="Symbol1" style:font-family-asian="Symbol" style:font-family-generic-asian="system" style:font-pitch-asian="variable"/>
    </style:style>
    <style:style style:name="ListLabel_20_5" style:display-name="ListLabel 5" style:family="text">
      <style:text-properties style:font-name-asian="Liberation Serif1" style:font-family-asian="'Liberation Serif'"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1811in" fo:margin-right="0.5902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exey Omelchenko</dc:title>
    <dc:subject>Resume</dc:subject>
    <meta:keyword>project</meta:keyword>
    <meta:keyword>management</meta:keyword>
    <meta:initial-creator>Alexey Omelchenko</meta:initial-creator>
    <meta:creation-date>2016-06-10T14:02:00</meta:creation-date>
    <dc:date>2017-08-19T19:28:56.278000000</dc:date>
    <meta:print-date>2016-06-10T14:00:00</meta:print-date>
    <meta:editing-duration>PT22M48S</meta:editing-duration>
    <meta:editing-cycles>10</meta:editing-cycles>
    <meta:generator>LibreOffice/4.4.0.3$Windows_x86 LibreOffice_project/de093506bcdc5fafd9023ee680b8c60e3e0645d7</meta:generator>
    <meta:document-statistic meta:table-count="0" meta:image-count="0" meta:object-count="0" meta:page-count="6" meta:paragraph-count="170" meta:word-count="2113" meta:character-count="14668" meta:non-whitespace-character-count="12681"/>
  </office:meta>
</office:document-meta>
</file>